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_d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gzonje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b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-Provenza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nst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wle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st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mberley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rlett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rley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o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t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ssel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n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el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re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stas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el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llon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ptis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op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m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ril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itr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o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eronym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a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nd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k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kola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nt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em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en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do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othe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ath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ne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stas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llon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t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ad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lo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i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i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oth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dok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de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e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higen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ssand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tha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nd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gare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an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xedi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byl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k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do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en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griec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lber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ol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ho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ra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k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lev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r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ber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mon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ric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kenba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w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k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edr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st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a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no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l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tt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d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t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g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a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tmu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twig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nr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u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an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v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nra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i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n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po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h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wig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fr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k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t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t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mun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n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l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l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inho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der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lan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dol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chs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gb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ba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k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khar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k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de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elan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hel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ibal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gang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lhei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in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iktru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eltrau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hrentrau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es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tru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isel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dru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dwi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degar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o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othild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d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is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ild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lin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t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car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mil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alind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wit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k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anhild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von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hoch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pse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rmai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l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ir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y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o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i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dtjo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islän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vi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sta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jalm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g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v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u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k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k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rst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w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tri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fio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nlö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g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di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jördi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ebor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björ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ri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veig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a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en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rhild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no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spa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yro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hi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y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x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ri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islaw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oslaw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islaw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ladimi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gmar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mi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za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islav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lt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h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kr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i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e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ytha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i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ik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fi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r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z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i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hiyy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if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tif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hadi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if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ak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i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m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i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b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am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m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it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Aram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av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Ba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Ba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ng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hrenfri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edeman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s-Rudolf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eg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d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ies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dmu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lk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le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Deut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o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z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lyss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r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w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ean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i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ng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az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tru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gnaz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tru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g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tru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Etru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a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Etrus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no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in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an-Claud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ta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l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ise-An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e-Florenc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anzö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k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Frie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ik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Frie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k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ie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ie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rie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Germ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ffre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Germ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Germ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fon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Got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dinan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Got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vi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Got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mel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Goth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am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awaii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lani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awaii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de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a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hw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kob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iv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emi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achi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a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sua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ho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hana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om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chari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igai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y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l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hi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vi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rie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dass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ddek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en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mi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l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sep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it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z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ar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mi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ek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aph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an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ru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Hebrä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o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gb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z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luca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zis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ne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i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tali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Jap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ve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g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en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elt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imbund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j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urd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de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nd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r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edik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ill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i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ud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men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ölest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l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sp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i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b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b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briz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ust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vi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en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ar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noré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jet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nstant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ntina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renz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a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itz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m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vi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mir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hal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id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ir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me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vator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en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er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don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ste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e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ber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t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r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riu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zenz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tori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bia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ri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rel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rix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ecil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ölest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mb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du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l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o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a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cil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us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z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zita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ar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noré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acola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mi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a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nstanz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n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be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e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z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s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u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at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m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e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e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don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l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tj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u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ri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e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ktor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atei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a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Litau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zy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Litau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ao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d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ja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i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er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it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höniz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simi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Pol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ol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velin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Portugie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eil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rovenzal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cl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Rätorom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ls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Rätorom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Rätorom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zv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Rumä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Rus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djeschd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Rus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Russ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e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anskr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h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anskr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anskr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anskr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kandinav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ez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law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p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p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p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l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uahe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isay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Tagalo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mawade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Tha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ima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Tibet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i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Tibeta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f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Tür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il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Türk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Turkmen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k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ri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m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fred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bas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os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ler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is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mbit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y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ydi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ziero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ymur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sy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a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tt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t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ynel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ri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a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an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b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vi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rin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yeli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v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n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qayya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ur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limar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aj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y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íme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bekan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Unga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Ungari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i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alisisch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Dyla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alisisch</text:p>
          </table:table-cell>
          <table:table-cell table:number-columns-repeated="6"/>
          <table:table-cell office:value-type="string" calcext:value-type="string">
            <text:p>Walisisch</text:p>
          </table:table-cell>
        </table:table-row>
        <table:table-row table:style-name="ro1" table:visibility="filter">
          <table:table-cell office:value-type="string" calcext:value-type="string">
            <text:p>Cari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Walisisch</text:p>
          </table:table-cell>
          <table:table-cell table:number-columns-repeated="6"/>
          <table:table-cell office:value-type="string" calcext:value-type="string">
            <text:p>Walisisch</text:p>
          </table:table-cell>
        </table:table-row>
        <table:table-row table:style-name="ro1" table:visibility="filter">
          <table:table-cell office:value-type="string" calcext:value-type="string">
            <text:p>Gwendoli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Walisisch</text:p>
          </table:table-cell>
          <table:table-cell table:number-columns-repeated="6"/>
          <table:table-cell office:value-type="string" calcext:value-type="string">
            <text:p>Walisisch</text:p>
          </table:table-cell>
        </table:table-row>
        <table:table-row table:style-name="ro1" table:visibility="filter">
          <table:table-cell office:value-type="string" calcext:value-type="string">
            <text:p>Jennifer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Walisisch</text:p>
          </table:table-cell>
          <table:table-cell table:number-columns-repeated="6"/>
          <table:table-cell office:value-type="string" calcext:value-type="string">
            <text:p>Walisisch</text:p>
          </table:table-cell>
        </table:table-row>
        <table:table-row table:style-name="ro1" table:visibility="filter">
          <table:table-cell office:value-type="string" calcext:value-type="string">
            <text:p>Rhian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Walisisch</text:p>
          </table:table-cell>
          <table:table-cell table:number-columns-repeated="6"/>
          <table:table-cell office:value-type="string" calcext:value-type="string">
            <text:p>Walisisch</text:p>
          </table:table-cell>
        </table:table-row>
      </table:table>
      <table:table table:name="Tabelle2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Alban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t-Provenzal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tisländ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nn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g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pan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mbun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urd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öniz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ugies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venzal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umän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andinav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law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ahe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ga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kmen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sk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awaiian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itau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ln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ibetan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ürk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ngaris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ramäi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rmani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ersi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ätoromani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ussi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ni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othis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ansk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truskis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ranzösis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riesis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alisis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ltfranzösis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ltpersis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Italienis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ltiris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ltslawis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nglisc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Deuts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Altenglis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Keltisc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rabisch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ltnordisch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Unbekan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Altgriechisch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Hebräis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Althochdeutsch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Lateinisch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  <table:database-ranges>
        <table:database-range table:name="__Anonymous_Sheet_DB__0" table:target-range-address="data_det.J1:data_det.J786"/>
        <table:database-range table:name="__Anonymous_Sheet_DB__1" table:target-range-address="Tabelle2.B1:Tabelle2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9:19:06.668414653</dc:date>
    <dc:creator>Georg Vogelhuber</dc:creator>
    <meta:editing-duration>PT7H52M15S</meta:editing-duration>
    <meta:editing-cycles>3</meta:editing-cycles>
    <meta:generator>LibreOffice/5.0.2.2$Linux_X86_64 LibreOffice_project/00m0$Build-2</meta:generator>
    <meta:document-statistic meta:table-count="2" meta:cell-count="2486" meta:object-count="0"/>
  </office:meta>
</office:document-meta>
</file>